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22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date" office:date-value="2005-06-04" calcext:value-type="date">
            <text:p>04/06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19.705604</text:p>
          </table:table-cell>
          <table:table-cell office:value-type="string" calcext:value-type="string">
            <text:p>Bruno Goncalves Basilio Alves</text:p>
          </table:table-cell>
          <table:table-cell office:value-type="date" office:date-value="2002-01-23" calcext:value-type="date">
            <text:p>23/01/02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date" office:date-value="2004-09-17" calcext:value-type="date">
            <text:p>17/09/04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23.918610</text:p>
          </table:table-cell>
          <table:table-cell office:value-type="string" calcext:value-type="string">
            <text:p>Gabriela Gusmão Dias</text:p>
          </table:table-cell>
          <table:table-cell office:value-type="date" office:date-value="2001-11-07" calcext:value-type="date">
            <text:p>07/11/01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date" office:date-value="2003-04-14" calcext:value-type="date">
            <text:p>14/04/03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570</text:p>
          </table:table-cell>
          <table:table-cell office:value-type="string" calcext:value-type="string">
            <text:p>Gabriella Magalhães de Carvalho</text:p>
          </table:table-cell>
          <table:table-cell office:value-type="date" office:date-value="2005-01-10" calcext:value-type="date">
            <text:p>10/01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date" office:date-value="2002-08-02" calcext:value-type="date">
            <text:p>02/08/02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834072</text:p>
          </table:table-cell>
          <table:table-cell office:value-type="string" calcext:value-type="string">
            <text:p>Larissa Rios Rezende Cerqueira</text:p>
          </table:table-cell>
          <table:table-cell office:value-type="date" office:date-value="2003-08-18" calcext:value-type="date">
            <text:p>18/08/03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date" office:date-value="2004-03-12" calcext:value-type="date">
            <text:p>12/03/04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339</text:p>
          </table:table-cell>
          <table:table-cell office:value-type="string" calcext:value-type="string">
            <text:p>Maria Eduarda Ariani Meira de Britto</text:p>
          </table:table-cell>
          <table:table-cell office:value-type="date" office:date-value="2005-03-29" calcext:value-type="date">
            <text:p>29/03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date" office:date-value="2005-05-03" calcext:value-type="date">
            <text:p>03/05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605</text:p>
          </table:table-cell>
          <table:table-cell office:value-type="string" calcext:value-type="string">
            <text:p>Maria Luiza Alixandre de Jesus</text:p>
          </table:table-cell>
          <table:table-cell office:value-type="date" office:date-value="2004-01-20" calcext:value-type="date">
            <text:p>20/01/04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date" office:date-value="2005-01-30" calcext:value-type="date">
            <text:p>30/01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1323</text:p>
          </table:table-cell>
          <table:table-cell office:value-type="string" calcext:value-type="string">
            <text:p>Mariana Carvalho Moraes</text:p>
          </table:table-cell>
          <table:table-cell office:value-type="date" office:date-value="2005-07-05" calcext:value-type="date">
            <text:p>05/07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date" office:date-value="2003-12-09" calcext:value-type="date">
            <text:p>09/12/03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607</text:p>
          </table:table-cell>
          <table:table-cell office:value-type="string" calcext:value-type="string">
            <text:p>Milena Ramos Lopes</text:p>
          </table:table-cell>
          <table:table-cell office:value-type="date" office:date-value="2004-03-28" calcext:value-type="date">
            <text:p>28/03/04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date" office:date-value="2005-02-27" calcext:value-type="date">
            <text:p>27/02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15.530285</text:p>
          </table:table-cell>
          <table:table-cell office:value-type="string" calcext:value-type="string">
            <text:p>Pedro Henrique de Abreu Evangelista</text:p>
          </table:table-cell>
          <table:table-cell office:value-type="date" office:date-value="1997-07-27" calcext:value-type="date">
            <text:p>27/07/97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date" office:date-value="2003-02-07" calcext:value-type="date">
            <text:p>07/02/03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21.910305</text:p>
          </table:table-cell>
          <table:table-cell office:value-type="string" calcext:value-type="string">
            <text:p>Rebeca de Aguiar Brito</text:p>
          </table:table-cell>
          <table:table-cell office:value-type="date" office:date-value="2004-10-12" calcext:value-type="date">
            <text:p>12/10/04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date" office:date-value="2005-11-29" calcext:value-type="date">
            <text:p>29/11/05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1T1.910426</text:p>
          </table:table-cell>
          <table:table-cell office:value-type="string" calcext:value-type="string">
            <text:p>Sofia Brêda Mascarenhas Lima</text:p>
          </table:table-cell>
          <table:table-cell office:value-type="date" office:date-value="2004-10-07" calcext:value-type="date">
            <text:p>07/10/04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date" office:date-value="2004-03-25" calcext:value-type="date">
            <text:p>25/03/04</text:p>
          </table:table-cell>
          <table:table-cell office:value-type="string" calcext:value-type="string">
            <text:p>Matriculado</text:p>
          </table:table-cell>
        </table:table-row>
        <table:table-row table:style-name="ro1">
          <table:table-cell office:value-type="string" calcext:value-type="string">
            <text:p>023.918434</text:p>
          </table:table-cell>
          <table:table-cell office:value-type="string" calcext:value-type="string">
            <text:p>Victor Santos da Silva</text:p>
          </table:table-cell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Matricul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4-10T07:50:15.577000000</dc:date>
    <meta:editing-duration>PT8H36M49S</meta:editing-duration>
    <meta:editing-cycles>1</meta:editing-cycles>
    <meta:document-statistic meta:table-count="1" meta:cell-count="96" meta:object-count="24"/>
    <meta:generator>LibreOffice/7.5.5.2$Windows_X86_64 LibreOffice_project/ca8fe7424262805f223b9a2334bc7181abbcbf5e</meta:generator>
  </office:meta>
</office:document-meta>
</file>